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Palatino-Roman" svg:font-family="Palatino-Roman"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line-height-at-least="0.2362in" fo:text-align="start" style:justify-single-word="false" style:text-autospace="none"/>
      <style:text-properties style:use-window-font-color="true"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P2" style:family="paragraph" style:parent-style-name="Standard">
      <style:paragraph-properties style:line-height-at-least="0.2362in" fo:text-align="start" style:justify-single-word="false" style:text-autospace="none"/>
      <style:text-properties style:use-window-font-color="true" style:font-name="Verdana" fo:font-size="15pt" fo:font-style="normal" fo:font-weight="normal" style:font-name-asian="Verdana" style:font-size-asian="15pt" style:font-style-asian="normal" style:font-weight-asian="normal" style:font-name-complex="Verdana" style:font-size-complex="15pt" style:font-style-complex="normal" style:font-weight-complex="normal"/>
    </style:style>
    <style:style style:name="P3" style:family="paragraph" style:parent-style-name="Standard">
      <style:paragraph-properties style:line-height-at-least="0.2362in" fo:text-align="start" style:justify-single-word="false" style:text-autospace="none"/>
      <style:text-properties style:use-window-font-color="true" style:font-name="Verdana" fo:font-size="20pt" fo:letter-spacing="normal" fo:font-style="normal" fo:font-weight="normal" style:letter-kerning="true" style:font-name-asian="Verdana" style:font-size-asian="20pt" style:font-style-asian="normal" style:font-weight-asian="normal" style:font-name-complex="Verdana" style:font-size-complex="20pt" style:font-style-complex="normal" style:font-weight-complex="normal"/>
    </style:style>
    <style:style style:name="P4" style:family="paragraph" style:parent-style-name="Standard">
      <style:paragraph-properties style:line-height-at-least="0.361in" fo:text-align="start" style:justify-single-word="false" style:text-autospace="none"/>
      <style:text-properties style:use-window-font-color="true" style:font-name="Palatino-Roman" fo:font-size="28pt" fo:font-weight="bold" style:font-name-asian="Palatino-Roman" style:font-size-asian="28pt" style:font-weight-asian="bold" style:font-name-complex="Palatino-Roman" style:font-size-complex="28pt" style:font-weight-complex="bold"/>
    </style:style>
    <style:style style:name="P5" style:family="paragraph" style:parent-style-name="Standard">
      <style:paragraph-properties style:line-height-at-least="0.278in" fo:text-align="start" style:justify-single-word="false" style:text-autospace="none"/>
      <style:text-properties fo:color="#4a4a4a" style:font-name="Verdana" fo:font-size="20pt" fo:letter-spacing="0.0138in" fo:font-style="normal" fo:font-weight="normal" style:letter-kerning="true" style:font-name-asian="Verdana" style:font-size-asian="20pt" style:font-style-asian="normal" style:font-weight-asian="normal" style:font-name-complex="Verdana" style:font-size-complex="20pt" style:font-style-complex="normal" style:font-weight-complex="normal"/>
    </style:style>
    <style:style style:name="P6" style:family="paragraph" style:parent-style-name="Standard">
      <style:paragraph-properties style:line-height-at-least="0.278in" fo:text-align="start" style:justify-single-word="false" style:text-autospace="none"/>
      <style:text-properties fo:color="#4a4a4a" style:font-name="Verdana" fo:font-size="18pt" fo:font-style="normal" fo:font-weight="normal" style:font-name-asian="Verdana" style:font-size-asian="18pt" style:font-style-asian="normal" style:font-weight-asian="normal" style:font-name-complex="Verdana" style:font-size-complex="18pt" style:font-style-complex="normal" style:font-weight-complex="normal"/>
    </style:style>
    <style:style style:name="P7" style:family="paragraph" style:parent-style-name="Standard">
      <style:text-properties fo:font-size="20pt" style:font-size-asian="20pt" style:font-size-complex="20pt"/>
    </style:style>
    <style:style style:name="P8" style:family="paragraph" style:parent-style-name="Standard">
      <style:paragraph-properties style:line-height-at-least="0.2362in" fo:text-align="start" style:justify-single-word="false" style:text-autospace="none"/>
      <style:text-properties fo:font-size="20pt" style:font-size-asian="20pt" style:font-size-complex="20pt"/>
    </style:style>
    <style:style style:name="P9" style:family="paragraph" style:parent-style-name="Standard">
      <style:paragraph-properties fo:margin-left="0.5in" fo:margin-right="0in" style:line-height-at-least="0.2362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20pt" fo:letter-spacing="normal" fo:font-style="normal" fo:font-weight="normal" style:letter-kerning="true" style:font-name-asian="Verdana" style:font-size-asian="20pt" style:font-style-asian="normal" style:font-weight-asian="normal" style:font-name-complex="Verdana" style:font-size-complex="20pt" style:font-style-complex="normal" style:font-weight-complex="normal"/>
    </style:style>
    <style:style style:name="P10" style:family="paragraph" style:parent-style-name="Standard">
      <style:paragraph-properties fo:margin-left="0.5in" fo:margin-right="0in" fo:margin-top="0in" fo:margin-bottom="0.1528in" style:line-height-at-least="0.2362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20pt" fo:letter-spacing="normal" fo:font-style="normal" fo:font-weight="normal" style:letter-kerning="true" style:font-name-asian="Verdana" style:font-size-asian="20pt" style:font-style-asian="normal" style:font-weight-asian="normal" style:font-name-complex="Verdana" style:font-size-complex="20pt" style:font-style-complex="normal" style:font-weight-complex="normal"/>
    </style:style>
    <style:style style:name="P11" style:family="paragraph" style:parent-style-name="Standard">
      <style:paragraph-properties fo:margin-left="0.5in" fo:margin-right="0in" fo:margin-top="0in" fo:margin-bottom="0.1528in" style:line-height-at-least="0.2362in" fo:text-align="start" style:justify-single-word="false" fo:text-indent="-0.5in" style:auto-text-indent="false" style:text-autospace="none">
        <style:tab-stops>
          <style:tab-stop style:position="-0.3472in"/>
          <style:tab-stop style:position="0in"/>
        </style:tab-stops>
      </style:paragraph-properties>
      <style:text-properties fo:font-size="20pt" style:font-size-asian="20pt" style:font-size-complex="20pt"/>
    </style:style>
    <style:style style:name="P12" style:family="paragraph" style:parent-style-name="Standard">
      <style:paragraph-properties style:line-height-at-least="0.2362in" fo:text-align="start" style:justify-single-word="false" style:text-autospace="none"/>
      <style:text-properties style:use-window-font-color="true" style:font-name="Verdana" fo:font-size="15pt" fo:letter-spacing="normal" fo:font-style="normal" fo:font-weight="bold" style:letter-kerning="true" style:font-name-asian="Verdana" style:font-size-asian="15pt" style:font-style-asian="normal" style:font-weight-asian="bold" style:font-name-complex="Verdana" style:font-size-complex="15pt" style:font-style-complex="normal" style:font-weight-complex="bold"/>
    </style:style>
    <style:style style:name="P13" style:family="paragraph" style:parent-style-name="Standard">
      <style:paragraph-properties style:line-height-at-least="0.2917in" fo:text-align="center" style:justify-single-word="false" style:text-autospace="none"/>
      <style:text-properties fo:color="#4a4a4a" style:font-name="Verdana" fo:font-size="15pt" fo:letter-spacing="0.0138in" fo:font-style="normal" fo:font-weight="normal" style:letter-kerning="true" style:font-name-asian="Verdana" style:font-size-asian="15pt" style:font-style-asian="normal" style:font-weight-asian="normal" style:font-name-complex="Verdana" style:font-size-complex="15pt" style:font-style-complex="normal" style:font-weight-complex="normal"/>
    </style:style>
    <style:style style:name="T1" style:family="text">
      <style:text-properties style:use-window-font-color="true" style:font-name="Verdana" fo:letter-spacing="normal" fo:font-style="normal" fo:font-weight="bold" style:letter-kerning="true" style:font-name-asian="Verdana" style:font-style-asian="normal" style:font-weight-asian="bold" style:font-name-complex="Verdana" style:font-style-complex="normal" style:font-weight-complex="bold"/>
    </style:style>
    <style:style style:name="T2" style:family="text">
      <style:text-properties style:use-window-font-color="true" style:font-name="Verdana" fo:letter-spacing="normal" fo:font-style="normal" fo:font-weight="normal" style:letter-kerning="true" style:font-name-asian="Verdana" style:font-style-asian="normal" style:font-weight-asian="normal" style:font-name-complex="Verdana" style:font-style-complex="normal" style:font-weight-complex="normal"/>
    </style:style>
    <style:style style:name="T3" style:family="text">
      <style:text-properties style:use-window-font-color="true" style:font-name="Verdana" fo:font-size="18pt" fo:letter-spacing="normal" fo:font-style="normal" fo:font-weight="bold" style:letter-kerning="true" style:font-name-asian="Verdana" style:font-size-asian="18pt" style:font-style-asian="normal" style:font-weight-asian="bold" style:font-name-complex="Verdana" style:font-size-complex="18pt" style:font-style-complex="normal" style:font-weight-complex="bold"/>
    </style:style>
    <style:style style:name="T4" style:family="text">
      <style:text-properties style:use-window-font-color="true" style:font-name="Verdana" fo:font-size="15pt" fo:letter-spacing="normal" fo:font-style="normal" fo:font-weight="bold" style:letter-kerning="true" style:font-name-asian="Verdana" style:font-size-asian="15pt" style:font-style-asian="normal" style:font-weight-asian="bold" style:font-name-complex="Verdana" style:font-size-complex="15pt" style:font-style-complex="normal" style:font-weight-complex="bold"/>
    </style:style>
    <style:style style:name="T5" style:family="text">
      <style:text-properties style:use-window-font-color="true" style:font-name="Verdana" fo:font-size="15pt" fo:letter-spacing="normal" fo:font-style="normal" fo:font-weight="normal" style:letter-kerning="true" style:font-name-asian="Verdana" style:font-size-asian="15pt" style:font-style-asian="normal" style:font-weight-asian="normal" style:font-name-complex="Verdana" style:font-size-complex="15pt" style:font-style-complex="normal" style:font-weight-complex="normal"/>
    </style:style>
    <style:style style:name="T6" style:family="text">
      <style:text-properties style:use-window-font-color="true" fo:font-size="20pt" fo:letter-spacing="normal"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orning Buns</text:p>
      <text:p text:style-name="P2">Makes: <text:s/>12 buns</text:p>
      <text:p text:style-name="P1"/>
      <text:p text:style-name="P6">INGREDIENTS</text:p>
      <text:p text:style-name="P12">DOUGH</text:p>
      <text:p text:style-name="P8"><text:span text:style-name="T1">3 </text:span><text:span text:style-name="T2">cups all-purpose flour</text:span></text:p>
      <text:p text:style-name="P8"><text:span text:style-name="T1">1 </text:span><text:span text:style-name="T2">tablespoon sugar</text:span></text:p>
      <text:p text:style-name="P8"><text:span text:style-name="T1">1 </text:span><text:span text:style-name="T2">envelope (2 1/4 teaspoons) instant or rapid-rise yeast</text:span></text:p>
      <text:p text:style-name="P8"><text:span text:style-name="T1">3/4 </text:span><text:span text:style-name="T2">teaspoon salt</text:span></text:p>
      <text:p text:style-name="P8"><text:span text:style-name="T1">24 </text:span><text:span text:style-name="T2">tablespoons unsalted butter, cut into 1/4-inch-thick slices and chilled</text:span></text:p>
      <text:p text:style-name="P8"><text:span text:style-name="T1">1 </text:span><text:span text:style-name="T2">cup sour cream, chilled</text:span></text:p>
      <text:p text:style-name="P8"><text:span text:style-name="T1">1/4 </text:span><text:span text:style-name="T2">cup orange juice (see note), chilled</text:span></text:p>
      <text:p text:style-name="P8"><text:span text:style-name="T1">3 </text:span><text:span text:style-name="T2">tablespoons ice water</text:span></text:p>
      <text:p text:style-name="P8"><text:span text:style-name="T1">1 </text:span><text:span text:style-name="T2">large egg yolk</text:span></text:p>
      <text:p text:style-name="P12">FILLING</text:p>
      <text:p text:style-name="P8"><text:span text:style-name="T1">1/2 </text:span><text:span text:style-name="T2">cup granulated sugar</text:span></text:p>
      <text:p text:style-name="P8"><text:span text:style-name="T1">1/2 </text:span><text:span text:style-name="T2">cup packed light brown sugar</text:span></text:p>
      <text:p text:style-name="P8"><text:span text:style-name="T1">1 </text:span><text:span text:style-name="T2">tablespoon grated orange zest</text:span></text:p>
      <text:p text:style-name="P8"><text:span text:style-name="T1">2 </text:span><text:span text:style-name="T2">teaspoons ground cinnamon</text:span></text:p>
      <text:p text:style-name="P8"><text:span text:style-name="T1">1 </text:span><text:span text:style-name="T2">teaspoon vanilla extract</text:span></text:p>
      <text:p text:style-name="P5">INSTRUCTIONS</text:p>
      <text:p text:style-name="P11"><text:span text:style-name="T1"><text:tab/><text:tab/></text:span><text:span text:style-name="T4">1. MAKE DOUGH</text:span><text:span text:style-name="T2"> Combine flour, sugar, yeast, and salt in large zipper-lock bag. Add butter to bag, seal, and shake to coat. Press air out of bag and reseal. Roll over bag several times with rolling pin, shaking bag after each roll, </text:span><text:soft-page-break/><text:span text:style-name="T2">until butter is pressed into large flakes. Transfer mixture to large bowl and stir in sour cream, orange juice, water, and egg yolk until combined. </text:span></text:p>
      <text:p text:style-name="P11"><text:span text:style-name="T1"><text:tab/><text:tab/></text:span><text:span text:style-name="T4">2. ROLL DOUGH</text:span><text:span text:style-name="T2"> Turn dough onto floured surface and knead briefly to form smooth, cohesive ball. Roll dough into 20 by 12-inch rectangle. Starting at short edge, roll dough into tight cylinder. Pat cylinder flat to 12 by 4-inch rectangle and transfer to parchment-lined rimmed baking sheet. Cover with plastic wrap and freeze for 15 minutes.</text:span></text:p>
      <text:p text:style-name="P11"><text:span text:style-name="T1"><text:tab/><text:tab/></text:span><text:span text:style-name="T4">3. FILL AND SHAPE</text:span><text:span text:style-name="T2"> Line 12-cup muffin tin with foil liners and grease liners with cooking spray. Combine granulated sugar, brown sugar, orange zest, cinnamon, and vanilla in medium bowl. Remove dough from freezer and place on lightly floured surface. Roll dough into 20 by 12-inch rectangle and sprinkle evenly with filling, leaving ½-inch border around edges. Starting at long edge, roll dough into tight cylinder and pinch lightly to seal seam. Trim ½ inch dough from each end and discard. Cut cylinder into 12 pieces and transfer, cut side up, to prepared muffin cups. Cover loosely with plastic and refrigerate at least 4 hours or up to 24 hours. </text:span></text:p>
      <text:p text:style-name="P11"><text:soft-page-break/><text:span text:style-name="T1"><text:tab/><text:tab/></text:span><text:span text:style-name="T4">4. LET RISE AND BAKE</text:span><text:span text:style-name="T2"> Adjust oven rack to middle position and heat oven to 200 degrees. When oven reaches 200 degrees, turn it off. Remove buns from refrigerator and discard plastic. Place buns in turned-off oven until puffed and doubled in size, 20 to 30 minutes. Remove buns from oven and heat oven to 425 degrees. Bake until buns begin to rise, about 5 minutes, then reduce oven temperature to 325 degrees. Bake until deep golden brown, 40 to 50 minutes. Cool buns in tin 5 minutes, then transfer to wire rack and discard liners. Serve warm.</text:span></text:p>
      <text:p text:style-name="P11"><text:span text:style-name="T1"><text:tab/><text:tab/></text:span><text:span text:style-name="T4">MAKE AHEAD:</text:span><text:span text:style-name="T5"> </text:span><text:span text:style-name="T2">Transfer filled muffin tin to freezer until buns are firm, about 30 minutes. Transfer buns (with liners) to zipper-lock bag and freeze for up to 1 month. To finish, return buns to muffin tin and refrigerate for at least 8 hours or up to 24 hours. Proceed with step 4.</text:span></text:p>
      <text:p text:style-name="P13">HOW TO MAKE FAUX PUFF PASTRY</text:p>
      <text:p text:style-name="P11"><text:span text:style-name="T1"><text:tab/><text:tab/>1.</text:span><text:span text:style-name="T2"> Toss slices of butter with flour in a zipper-lock bag and shake until the butter is coated with the flour.  </text:span></text:p>
      <text:p text:style-name="P11"><text:span text:style-name="T1"><text:tab/><text:tab/>2.</text:span><text:span text:style-name="T2"> Flatten the butter into long flakes by pressing the air out of the bag, sealing it, </text:span><text:soft-page-break/><text:span text:style-name="T2">and rolling over it a few times with a rolling pin. </text:span></text:p>
      <text:p text:style-name="P11"><text:span text:style-name="T1"><text:tab/><text:tab/>3.</text:span><text:span text:style-name="T2"> After you’ve dumped the butter-flour mixture into a bowl, stir in the sour cream, orange juice, water, and an egg yolk. </text:span></text:p>
      <text:p text:style-name="P11"><text:span text:style-name="T1"><text:tab/><text:tab/>4.</text:span><text:span text:style-name="T2"> Knead the mixture briefly on a floured surface, form it into a ball, and roll the dough into a rectangle. </text:span></text:p>
      <text:p text:style-name="P11"><text:span text:style-name="T1"><text:tab/><text:tab/>5.</text:span><text:span text:style-name="T2"> Starting at a short end of the rectangle, roll up the dough into a tight cylinder. </text:span></text:p>
      <text:p text:style-name="P11"><text:span text:style-name="T1"><text:tab/><text:tab/>6.</text:span><text:span text:style-name="T2"> Flatten the cylinder gently, freeze for 15 minutes, and then again roll the chilled dough into a rectangle and fill. </text:span></text:p>
      <text:p text:style-name="P13">USE FOIL LINERS</text:p>
      <text:p text:style-name="P13"><text:span text:style-name="T6"/></text:p>
      <text:p text:style-name="P10"><text:tab/><text:tab/>Foil liners prevent our Morning Buns from sticking to the tin. Equally important is removing the buns from both the tin and the liners five minutes after they come out of the oven—otherwise they’ll be greasy. </text:p>
      <text:p text:style-name="P13">ASSEMBLING MORNING BUNS</text:p>
      <text:p text:style-name="P9"><text:tab/><text:tab/></text:p>
      <text:p text:style-name="P11"><text:span text:style-name="T1"><text:tab/><text:tab/>1.</text:span><text:span text:style-name="T2"> Sprinkle the dough rectangle with the filling. Starting at a long edge, roll the filled dough back into a cylinder. </text:span></text:p>
      <text:p text:style-name="P9"><text:soft-page-break/><text:tab/><text:tab/></text:p>
      <text:p text:style-name="P11"><text:span text:style-name="T1"><text:tab/><text:tab/>2.</text:span><text:span text:style-name="T2"> To form buns of equal size, divide the cylinder into quarters, then cut each quarter into thirds to make a total of 12 buns.  </text:span></text:p>
      <text:p text:style-name="P11"><text:span text:style-name="T1"><text:tab/><text:tab/>3.</text:span><text:span text:style-name="T2"> Place the buns in lined, lightly greased muffin tins. Chill to firm up the butter (which will result in flakier buns). Let the buns rise, then bake them. </text:span></text:p>
      <text:p text:style-name="P3"/>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Palatino-Roman" svg:font-family="Palatino-Roman"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3-07-28T15:40:41</meta:creation-date>
    <dc:date>2013-07-28T15:57:38</dc:date>
    <dc:creator>Robert Houk</dc:creator>
    <meta:editing-duration>PT00H15M46S</meta:editing-duration>
    <meta:editing-cycles>3</meta:editing-cycles>
    <meta:generator>OpenOffice.org/3.2$Unix OpenOffice.org_project/320m18$Build-9502</meta:generator>
    <meta:document-statistic meta:table-count="0" meta:image-count="0" meta:object-count="0" meta:page-count="5" meta:paragraph-count="40" meta:word-count="718" meta:character-count="4086"/>
  </office:meta>
</office:document-meta>
</file>